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arial" svg:font-family="arial" style:font-family-generic="swiss"/>
  </office:font-face-decls>
  <office:automatic-styles>
    <style:style style:name="Tabla1" style:family="table">
      <style:table-properties style:width="15.187cm" fo:margin-left="0.018cm" fo:margin-top="0cm" fo:margin-bottom="0cm" table:align="left" style:writing-mode="lr-tb"/>
    </style:style>
    <style:style style:name="Tabla1.A" style:family="table-column">
      <style:table-column-properties style:column-width="0.901cm"/>
    </style:style>
    <style:style style:name="Tabla1.B" style:family="table-column">
      <style:table-column-properties style:column-width="2.88cm"/>
    </style:style>
    <style:style style:name="Tabla1.C" style:family="table-column">
      <style:table-column-properties style:column-width="3.325cm"/>
    </style:style>
    <style:style style:name="Tabla1.D" style:family="table-column">
      <style:table-column-properties style:column-width="5.024cm"/>
    </style:style>
    <style:style style:name="Tabla1.E" style:family="table-column">
      <style:table-column-properties style:column-width="3.057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="0.176cm" fo:border="1pt solid #000000"/>
    </style:style>
    <style:style style:name="Tabla1.2" style:family="table-row">
      <style:table-row-properties style:min-row-height="1.401cm" fo:keep-together="auto"/>
    </style:style>
    <style:style style:name="Tabla1.A2" style:family="table-cell">
      <style:table-cell-properties fo:padding="0.176cm" fo:border-left="1pt solid #000000" fo:border-right="0.5pt solid #000000" fo:border-top="1pt solid #000000" fo:border-bottom="1pt solid #000000"/>
    </style:style>
    <style:style style:name="Tabla1.B2" style:family="table-cell">
      <style:table-cell-properties fo:padding="0.176cm" fo:border-left="0.5pt solid #000000" fo:border-right="1pt solid #000000" fo:border-top="0.5pt solid #000000" fo:border-bottom="0.5pt solid #000000"/>
    </style:style>
    <style:style style:name="Tabla1.A5" style:family="table-cell">
      <style:table-cell-properties fo:padding="0.176cm" fo:border-left="1pt solid #000000" fo:border-right="0.5pt solid #000000" fo:border-top="none" fo:border-bottom="1pt solid #000000"/>
    </style:style>
    <style:style style:name="Tabla1.B5" style:family="table-cell">
      <style:table-cell-properties fo:padding="0.176cm" fo:border-left="0.5pt solid #000000" fo:border-right="1pt solid #000000" fo:border-top="none" fo:border-bottom="0.5pt solid #000000"/>
    </style:style>
    <style:style style:name="Tabla1.C5" style:family="table-cell">
      <style:table-cell-properties fo:padding="0.176cm" fo:border-left="1pt solid #000000" fo:border-right="1pt solid #000000" fo:border-top="none" fo:border-bottom="1pt solid #000000"/>
    </style:style>
    <style:style style:name="P1" style:family="paragraph" style:parent-style-name="List_20_Paragraph" style:list-style-name="WWNum3">
      <style:paragraph-properties fo:orphans="0" fo:widows="0"/>
      <style:text-properties style:font-name="arial" fo:font-size="10pt" officeooo:rsid="0009c967" officeooo:paragraph-rsid="0009c967" style:font-size-asian="10pt" style:font-size-complex="10pt"/>
    </style:style>
    <style:style style:name="P2" style:family="paragraph" style:parent-style-name="Standard">
      <style:paragraph-properties fo:orphans="0" fo:widows="0"/>
      <style:text-properties style:font-name="Arial" fo:font-size="8pt" style:letter-kerning="false" style:font-name-asian="Times New Roman" style:font-size-asian="8pt" style:language-asian="es" style:country-asian="MX" style:font-name-complex="Arial2" style:font-size-complex="8pt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8pt" officeooo:rsid="0009c967" officeooo:paragraph-rsid="0009c967" style:letter-kerning="false" style:font-name-asian="Times New Roman" style:font-size-asian="8pt" style:language-asian="es" style:country-asian="AR" style:font-name-complex="Arial2" style:font-size-complex="8pt"/>
    </style:style>
    <style:style style:name="P4" style:family="paragraph" style:parent-style-name="Standard">
      <style:paragraph-properties fo:orphans="0" fo:widows="0"/>
      <style:text-properties fo:color="#000000" loext:opacity="100%" style:font-name="Arial" fo:font-size="8pt" fo:background-color="#ffffff" style:font-size-asian="8pt" style:font-name-complex="Arial2" style:font-size-complex="8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officeooo:rsid="0009c967" officeooo:paragraph-rsid="0009c967" style:letter-kerning="false" style:font-name-asian="Times New Roman" style:font-size-asian="10pt" style:language-asian="es" style:country-asian="AR" style:font-name-complex="Arial2" style:font-size-complex="10pt"/>
    </style:style>
    <style:style style:name="P6" style:family="paragraph" style:parent-style-name="Standard">
      <style:paragraph-properties fo:orphans="0" fo:widows="0"/>
      <style:text-properties fo:color="#000000" loext:opacity="100%" style:font-name="arial" fo:font-size="10pt" officeooo:rsid="0009c967" officeooo:paragraph-rsid="0009c967" fo:background-color="#ffffff" style:font-size-asian="10pt" style:font-name-complex="Arial2" style:font-size-complex="10pt"/>
    </style:style>
    <style:style style:name="P7" style:family="paragraph" style:parent-style-name="Standard">
      <style:text-properties style:font-name="arial" fo:font-size="10pt" officeooo:rsid="0009c967" officeooo:paragraph-rsid="0009c967" style:font-size-asian="10pt" style:font-size-complex="10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style:font-name="arial" fo:font-size="10pt" officeooo:rsid="0009c967" officeooo:paragraph-rsid="0009c967" style:font-size-asian="10pt" style:font-size-complex="10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style:font-name="arial" fo:font-size="10pt" officeooo:paragraph-rsid="0009c967" style:font-size-asian="10pt" style:font-size-complex="10pt"/>
    </style:style>
    <style:style style:name="P10" style:family="paragraph" style:parent-style-name="Standard">
      <style:paragraph-properties fo:orphans="0" fo:widows="0"/>
      <style:text-properties style:font-name="arial" fo:font-size="10pt" officeooo:paragraph-rsid="0009c967" style:font-size-asian="10pt" style:font-size-complex="10pt"/>
    </style:style>
    <style:style style:name="P11" style:family="paragraph" style:parent-style-name="Standard">
      <style:paragraph-properties fo:orphans="0" fo:widows="0"/>
      <style:text-properties style:font-name="arial" fo:font-size="10pt" style:font-size-asian="10pt" style:font-size-complex="10pt"/>
    </style:style>
    <style:style style:name="P12" style:family="paragraph" style:parent-style-name="Standard">
      <style:text-properties style:font-name="arial" fo:font-size="10pt" officeooo:paragraph-rsid="0009c967" style:font-size-asian="10pt" style:font-size-complex="10pt"/>
    </style:style>
    <style:style style:name="P13" style:family="paragraph" style:parent-style-name="Standard">
      <style:paragraph-properties fo:orphans="0" fo:widows="0"/>
      <style:text-properties style:font-name="arial" fo:font-size="10pt" officeooo:paragraph-rsid="0009c967" style:letter-kerning="false" style:font-name-asian="Times New Roman" style:font-size-asian="10pt" style:language-asian="es" style:country-asian="MX" style:font-name-complex="Arial2" style:font-size-complex="10pt"/>
    </style:style>
    <style:style style:name="P14" style:family="paragraph" style:parent-style-name="Standard">
      <style:paragraph-properties fo:orphans="0" fo:widows="0"/>
      <style:text-properties style:font-name="arial" fo:font-size="10pt" officeooo:rsid="0009c967" officeooo:paragraph-rsid="0009c967" style:letter-kerning="false" style:font-name-asian="Times New Roman" style:font-size-asian="10pt" style:language-asian="es" style:country-asian="MX" style:font-name-complex="Arial2" style:font-size-complex="10pt"/>
    </style:style>
    <style:style style:name="P15" style:family="paragraph" style:parent-style-name="Standard">
      <style:text-properties style:font-name="arial" fo:font-size="10pt" style:text-underline-style="solid" style:text-underline-width="auto" style:text-underline-color="font-color" officeooo:rsid="0009c967" officeooo:paragraph-rsid="0009c967" style:font-size-asian="10pt" style:font-size-complex="10pt"/>
    </style:style>
    <style:style style:name="P16" style:family="paragraph" style:parent-style-name="Standard">
      <style:text-properties style:font-name="arial" fo:font-size="13pt" fo:font-weight="bold" officeooo:rsid="0009c967" officeooo:paragraph-rsid="0009c967" style:font-size-asian="13pt" style:font-weight-asian="bold" style:font-size-complex="13pt" style:font-weight-complex="bold"/>
    </style:style>
    <style:style style:name="P17" style:family="paragraph" style:parent-style-name="Standard">
      <style:text-properties fo:color="#2a6099" loext:opacity="100%" style:font-name="arial" fo:font-size="14pt" style:text-underline-style="solid" style:text-underline-width="auto" style:text-underline-color="font-color" officeooo:rsid="0009c967" officeooo:paragraph-rsid="0009c967" style:font-size-asian="14pt" style:font-size-complex="14pt"/>
    </style:style>
    <style:style style:name="T1" style:family="text">
      <style:text-properties officeooo:rsid="0009c967"/>
    </style:style>
    <style:style style:name="T2" style:family="text">
      <style:text-properties fo:color="#000000" loext:opacity="100%" style:font-name="Arial" fo:font-size="8pt" style:letter-kerning="false" style:font-name-asian="Times New Roman" style:font-size-asian="8pt" style:language-asian="es" style:country-asian="AR" style:font-name-complex="Arial2" style:font-size-complex="8pt"/>
    </style:style>
    <style:style style:name="T3" style:family="text">
      <style:text-properties fo:color="#000000" loext:opacity="100%" style:font-name="Arial" fo:font-size="8pt" style:letter-kerning="false" style:font-name-asian="Times New Roman" style:font-size-asian="8pt" style:language-asian="es" style:country-asian="MX" style:font-name-complex="Arial2" style:font-size-complex="8pt"/>
    </style:style>
    <style:style style:name="T4" style:family="text">
      <style:text-properties fo:color="#000000" loext:opacity="100%" style:font-name="Arial" fo:font-size="8pt" officeooo:rsid="0009c967" style:letter-kerning="false" style:font-name-asian="Times New Roman" style:font-size-asian="8pt" style:language-asian="es" style:country-asian="MX" style:font-name-complex="Arial2" style:font-size-complex="8pt"/>
    </style:style>
    <style:style style:name="T5" style:family="text">
      <style:text-properties fo:color="#000000" loext:opacity="100%" style:font-name="Arial" fo:font-size="8pt" style:letter-kerning="false" fo:background-color="#ffffff" loext:char-shading-value="0" style:font-name-asian="Times New Roman" style:font-size-asian="8pt" style:language-asian="es" style:country-asian="AR" style:font-name-complex="Arial2" style:font-size-complex="8pt"/>
    </style:style>
    <style:style style:name="T6" style:family="text">
      <style:text-properties fo:color="#000000" loext:opacity="100%" style:font-name="Arial" fo:font-size="8pt" officeooo:rsid="0009c967" style:letter-kerning="false" fo:background-color="#ffffff" loext:char-shading-value="0" style:font-name-asian="Times New Roman" style:font-size-asian="8pt" style:language-asian="es" style:country-asian="AR" style:font-name-complex="Arial2" style:font-size-complex="8pt"/>
    </style:style>
    <style:style style:name="T7" style:family="text">
      <style:text-properties fo:color="#000000" loext:opacity="100%" style:font-name="Arial" fo:font-size="8pt" fo:language="es" fo:country="ES" style:letter-kerning="false" fo:background-color="#ffffff" loext:char-shading-value="0" style:font-name-asian="Times New Roman" style:font-size-asian="8pt" style:language-asian="es" style:country-asian="MX" style:font-name-complex="Arial2" style:font-size-complex="8pt"/>
    </style:style>
    <style:style style:name="T8" style:family="text">
      <style:text-properties fo:color="#000000" loext:opacity="100%" style:font-name="Arial" fo:font-size="8pt" fo:background-color="#ffffff" loext:char-shading-value="0" style:font-size-asian="8pt" style:font-name-complex="Arial2" style:font-size-complex="8pt"/>
    </style:style>
    <style:style style:name="T9" style:family="text">
      <style:text-properties fo:color="#000000" loext:opacity="100%" style:font-name="Arial" fo:font-size="8pt" officeooo:rsid="0009c967" fo:background-color="#ffffff" loext:char-shading-value="0" style:font-size-asian="8pt" style:font-name-complex="Arial2" style:font-size-complex="8pt"/>
    </style:style>
    <style:style style:name="T10" style:family="text">
      <style:text-properties fo:color="#000000" loext:opacity="100%" fo:font-size="8pt" style:letter-kerning="false" style:font-name-asian="Times New Roman" style:font-size-asian="8pt" style:language-asian="es" style:country-asian="AR" style:font-name-complex="Arial2" style:font-size-complex="8pt"/>
    </style:style>
    <style:style style:name="T11" style:family="text">
      <style:text-properties fo:color="#000000" loext:opacity="100%" fo:font-size="8pt" style:letter-kerning="false" style:font-name-asian="Times New Roman" style:font-size-asian="8pt" style:language-asian="es" style:country-asian="MX" style:font-name-complex="Arial2" style:font-size-complex="8pt"/>
    </style:style>
    <style:style style:name="T12" style:family="text">
      <style:text-properties fo:color="#000000" loext:opacity="100%" fo:font-size="8pt" officeooo:rsid="0009c967" style:letter-kerning="false" style:font-name-asian="Times New Roman" style:font-size-asian="8pt" style:language-asian="es" style:country-asian="MX" style:font-name-complex="Arial2" style:font-size-complex="8pt"/>
    </style:style>
    <style:style style:name="T13" style:family="text">
      <style:text-properties fo:color="#000000" loext:opacity="100%" fo:font-size="8pt" style:letter-kerning="false" fo:background-color="#ffffff" loext:char-shading-value="0" style:font-name-asian="Times New Roman" style:font-size-asian="8pt" style:language-asian="es" style:country-asian="AR" style:font-name-complex="Arial2" style:font-size-complex="8pt"/>
    </style:style>
    <style:style style:name="T14" style:family="text">
      <style:text-properties fo:color="#000000" loext:opacity="100%" fo:font-size="8pt" officeooo:rsid="0009c967" style:letter-kerning="false" fo:background-color="#ffffff" loext:char-shading-value="0" style:font-name-asian="Times New Roman" style:font-size-asian="8pt" style:language-asian="es" style:country-asian="AR" style:font-name-complex="Arial2" style:font-size-complex="8pt"/>
    </style:style>
    <style:style style:name="T15" style:family="text">
      <style:text-properties fo:color="#000000" loext:opacity="100%" fo:font-size="8pt" fo:language="es" fo:country="ES" style:letter-kerning="false" fo:background-color="#ffffff" loext:char-shading-value="0" style:font-name-asian="Times New Roman" style:font-size-asian="8pt" style:language-asian="es" style:country-asian="MX" style:font-name-complex="Arial2" style:font-size-complex="8pt"/>
    </style:style>
    <style:style style:name="T16" style:family="text">
      <style:text-properties fo:color="#000000" loext:opacity="100%" fo:font-size="8pt" fo:background-color="#ffffff" loext:char-shading-value="0" style:font-size-asian="8pt" style:font-name-complex="Arial2" style:font-size-complex="8pt"/>
    </style:style>
    <style:style style:name="T17" style:family="text">
      <style:text-properties fo:color="#000000" loext:opacity="100%" fo:font-size="8pt" officeooo:rsid="0009c967" fo:background-color="#ffffff" loext:char-shading-value="0" style:font-size-asian="8pt" style:font-name-complex="Arial2" style:font-size-complex="8pt"/>
    </style:style>
    <style:style style:name="T18" style:family="text">
      <style:text-properties fo:color="#000000" loext:opacity="100%" style:letter-kerning="false" style:font-name-asian="Times New Roman" style:language-asian="es" style:country-asian="AR" style:font-name-complex="Arial2"/>
    </style:style>
    <style:style style:name="T19" style:family="text">
      <style:text-properties fo:color="#000000" loext:opacity="100%" style:letter-kerning="false" style:font-name-asian="Times New Roman" style:language-asian="es" style:country-asian="MX" style:font-name-complex="Arial2"/>
    </style:style>
    <style:style style:name="T20" style:family="text">
      <style:text-properties fo:color="#000000" loext:opacity="100%" officeooo:rsid="0009c967" style:letter-kerning="false" style:font-name-asian="Times New Roman" style:language-asian="es" style:country-asian="MX" style:font-name-complex="Arial2"/>
    </style:style>
    <style:style style:name="T21" style:family="text">
      <style:text-properties fo:color="#000000" loext:opacity="100%" style:letter-kerning="false" fo:background-color="#ffffff" loext:char-shading-value="0" style:font-name-asian="Times New Roman" style:language-asian="es" style:country-asian="AR" style:font-name-complex="Arial2"/>
    </style:style>
    <style:style style:name="T22" style:family="text">
      <style:text-properties fo:color="#000000" loext:opacity="100%" officeooo:rsid="0009c967" style:letter-kerning="false" fo:background-color="#ffffff" loext:char-shading-value="0" style:font-name-asian="Times New Roman" style:language-asian="es" style:country-asian="AR" style:font-name-complex="Arial2"/>
    </style:style>
    <style:style style:name="T23" style:family="text">
      <style:text-properties fo:color="#000000" loext:opacity="100%" fo:language="es" fo:country="ES" style:letter-kerning="false" fo:background-color="#ffffff" loext:char-shading-value="0" style:font-name-asian="Times New Roman" style:language-asian="es" style:country-asian="MX" style:font-name-complex="Arial2"/>
    </style:style>
    <style:style style:name="T24" style:family="text">
      <style:text-properties fo:color="#000000" loext:opacity="100%" fo:background-color="#ffffff" loext:char-shading-value="0" style:font-name-complex="Arial2"/>
    </style:style>
    <style:style style:name="T25" style:family="text">
      <style:text-properties fo:color="#000000" loext:opacity="100%" officeooo:rsid="0009c967" fo:background-color="#ffffff" loext:char-shading-value="0" style:font-name-complex="Arial2"/>
    </style:style>
    <style:style style:name="T26" style:family="text">
      <style:text-properties style:font-name="Arial" fo:font-size="8pt" style:font-size-asian="8pt" style:font-name-complex="Arial2" style:font-size-complex="8pt" fo:background-color="#ffffff"/>
    </style:style>
    <style:style style:name="T27" style:family="text">
      <style:text-properties style:font-name="Arial" fo:font-size="8pt" style:letter-kerning="false" style:font-name-asian="Times New Roman" style:font-size-asian="8pt" style:language-asian="es" style:country-asian="MX" style:font-name-complex="Arial2" style:font-size-complex="8pt"/>
    </style:style>
    <style:style style:name="T28" style:family="text">
      <style:text-properties style:font-name="Arial" fo:font-size="8pt" officeooo:rsid="0009c967" style:letter-kerning="false" style:font-name-asian="Times New Roman" style:font-size-asian="8pt" style:language-asian="es" style:country-asian="MX" style:font-name-complex="Arial2" style:font-size-complex="8pt"/>
    </style:style>
    <style:style style:name="T29" style:family="text">
      <style:text-properties fo:font-size="8pt" style:letter-kerning="false" style:font-name-asian="Times New Roman" style:font-size-asian="8pt" style:language-asian="es" style:country-asian="MX" style:font-name-complex="Arial2" style:font-size-complex="8pt"/>
    </style:style>
    <style:style style:name="T30" style:family="text">
      <style:text-properties fo:font-size="8pt" officeooo:rsid="0009c967" style:letter-kerning="false" style:font-name-asian="Times New Roman" style:font-size-asian="8pt" style:language-asian="es" style:country-asian="MX" style:font-name-complex="Arial2" style:font-size-complex="8pt"/>
    </style:style>
    <style:style style:name="T31" style:family="text">
      <style:text-properties fo:font-size="8pt" style:font-size-asian="8pt" style:font-name-complex="Arial2" style:font-size-complex="8pt" fo:background-color="#ffffff"/>
    </style:style>
    <style:style style:name="T32" style:family="text">
      <style:text-properties style:letter-kerning="false" style:font-name-asian="Times New Roman" style:language-asian="es" style:country-asian="MX" style:font-name-complex="Arial2"/>
    </style:style>
    <style:style style:name="T33" style:family="text">
      <style:text-properties officeooo:rsid="0009c967" style:letter-kerning="false" style:font-name-asian="Times New Roman" style:language-asian="es" style:country-asian="MX" style:font-name-complex="Arial2"/>
    </style:style>
    <style:style style:name="T34" style:family="text">
      <style:text-properties style:font-name-complex="Arial2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Procedimiento de prueba</text:p>
      <text:p text:style-name="P7"/>
      <text:p text:style-name="P17">Caso de uso: Seguir <text:s/>y dejar seguir otros Usuarios</text:p>
      <text:p text:style-name="P15"/>
      <text:p text:style-name="P7">1)Hacer click en el buscador</text:p>
      <text:p text:style-name="P7">2)Colocar el nombre del usuario a seguir</text:p>
      <text:p text:style-name="P7">2)Tocar botón de seguir o dejar de seguir</text:p>
      <text:p text:style-name="P7"/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9"><text:span text:style-name="T18">ID</text:span></text:p>
          </table:table-cell>
          <table:table-cell table:style-name="Tabla1.A1" office:value-type="string">
            <text:p text:style-name="P9"><text:span text:style-name="T18">Objetivo</text:span></text:p>
          </table:table-cell>
          <table:table-cell table:style-name="Tabla1.A1" office:value-type="string">
            <text:p text:style-name="P9"><text:span text:style-name="T18">Estado Inicial</text:span></text:p>
          </table:table-cell>
          <table:table-cell table:style-name="Tabla1.A1" office:value-type="string">
            <text:p text:style-name="P9"><text:span text:style-name="T18">Datos de Prueba</text:span></text:p>
          </table:table-cell>
          <table:table-cell table:style-name="Tabla1.A1" office:value-type="string">
            <text:p text:style-name="P9"><text:span text:style-name="T18">Resultado esperado</text:span></text:p>
          </table:table-cell>
        </table:table-row>
        <table:table-row table:style-name="Tabla1.2">
          <table:table-cell table:style-name="Tabla1.A2" office:value-type="string">
            <text:p text:style-name="P8"><text:span text:style-name="T18">5,1</text:span></text:p>
          </table:table-cell>
          <table:table-cell table:style-name="Tabla1.B2" office:value-type="string">
            <text:p text:style-name="P8"><text:span text:style-name="T23">Comprobar que al escribir un alias en el buscador se abra una la lista de usuarios encontrados que contienen ese alias</text:span></text:p>
          </table:table-cell>
          <table:table-cell table:style-name="Tabla1.A1" office:value-type="string">
            <text:p text:style-name="P9"><text:span text:style-name="T21">Que los alias “</text:span><text:span text:style-name="T22">Fernada</text:span><text:span text:style-name="T21">” y “</text:span><text:span text:style-name="T22">Fernado</text:span><text:span text:style-name="T21">” existan en Microblog</text:span></text:p>
          </table:table-cell>
          <table:table-cell table:style-name="Tabla1.A1" office:value-type="string">
            <text:p text:style-name="P9"><text:span text:style-name="T18"><text:s/></text:span><text:span text:style-name="T19">Escribir “</text:span><text:span text:style-name="T20">Fer</text:span><text:span text:style-name="T19">” y hacer click en el botón buscar</text:span></text:p>
          </table:table-cell>
          <table:table-cell table:style-name="Tabla1.A1" office:value-type="string">
            <text:p text:style-name="P10"><text:span text:style-name="T32">Aparece un</text:span><text:span text:style-name="T33">a lista</text:span><text:span text:style-name="T32"> con:</text:span></text:p>
            <text:p text:style-name="P13"/>
            <text:p text:style-name="P10"><text:span text:style-name="T32">“</text:span></text:p>
            <text:p text:style-name="P10"><text:span text:style-name="T32">Usuarios encontrados</text:span></text:p>
            <text:list xml:id="list3991735750" text:style-name="WWNum3">
              <text:list-item>
                <text:p text:style-name="P1"><text:span text:style-name="T32">Fernando</text:span></text:p>
              </text:list-item>
              <text:list-item>
                <text:p text:style-name="P1"><text:span text:style-name="T32">Fernada</text:span></text:p>
              </text:list-item>
            </text:list>
            <text:p text:style-name="P9"><text:span text:style-name="T19">”</text:span></text:p>
          </table:table-cell>
        </table:table-row>
        <table:table-row table:style-name="Tabla1.2">
          <table:table-cell table:style-name="Tabla1.A2" office:value-type="string">
            <text:p text:style-name="P8"><text:span text:style-name="T18">5,2</text:span></text:p>
          </table:table-cell>
          <table:table-cell table:style-name="Tabla1.B2" office:value-type="string">
            <text:p text:style-name="P11"><text:span text:style-name="T34">Comprobar que al hacer click a un usuario de la lista de usuarios encontrados, sea redirigido al muro de dicho usuario</text:span></text:p>
          </table:table-cell>
          <table:table-cell table:style-name="Tabla1.A1" office:value-type="string">
            <text:p text:style-name="P11"><text:span text:style-name="T24">Haber ejecutado el </text:span><text:span text:style-name="T25">5</text:span><text:span text:style-name="T24">.1 con exito</text:span></text:p>
          </table:table-cell>
          <table:table-cell table:style-name="Tabla1.A1" office:value-type="string">
            <text:p text:style-name="P11"><text:span text:style-name="T32">Click en “</text:span><text:span text:style-name="T33">Fernando</text:span><text:span text:style-name="T32">”</text:span></text:p>
          </table:table-cell>
          <table:table-cell table:style-name="Tabla1.A1" office:value-type="string">
            <text:p text:style-name="P11"><text:span text:style-name="T32">Redirección al muro de usuario de “</text:span><text:span text:style-name="T33">Fernando</text:span><text:span text:style-name="T32">”</text:span></text:p>
          </table:table-cell>
        </table:table-row>
        <table:table-row table:style-name="Tabla1.2">
          <table:table-cell table:style-name="Tabla1.A2" office:value-type="string">
            <text:p text:style-name="P8"><text:span text:style-name="T18">5,3</text:span></text:p>
          </table:table-cell>
          <table:table-cell table:style-name="Tabla1.B2" office:value-type="string">
            <text:p text:style-name="P11"><text:span text:style-name="T34">Comprobar que al buscar un alias inexistente aparezca cartel “No se encontraron usuarios”</text:span></text:p>
          </table:table-cell>
          <table:table-cell table:style-name="Tabla1.A1" office:value-type="string">
            <text:p text:style-name="P11"><text:span text:style-name="T24">Que el usuario “</text:span><text:span text:style-name="T25">Tomas</text:span><text:span text:style-name="T24">” no exista</text:span></text:p>
          </table:table-cell>
          <table:table-cell table:style-name="Tabla1.A1" office:value-type="string">
            <text:p text:style-name="P11"><text:span text:style-name="T32">Escribir “</text:span><text:span text:style-name="T33">Tomas</text:span><text:span text:style-name="T32">” y hacer click en el botón buscar</text:span></text:p>
          </table:table-cell>
          <table:table-cell table:style-name="Tabla1.A1" office:value-type="string">
            <text:p text:style-name="P11"><text:span text:style-name="T32">Aparece cartel “No se encontraron usuarios”</text:span></text:p>
          </table:table-cell>
        </table:table-row>
        <table:table-row table:style-name="Tabla1.2">
          <table:table-cell table:style-name="Tabla1.A5" office:value-type="string">
            <text:p text:style-name="P5">5,4</text:p>
          </table:table-cell>
          <table:table-cell table:style-name="Tabla1.B5" office:value-type="string">
            <text:p text:style-name="P6">Seguir Usuario correctamne</text:p>
          </table:table-cell>
          <table:table-cell table:style-name="Tabla1.C5" office:value-type="string">
            <text:p text:style-name="P14">Haber ejecutado 5,2 con éxito y no estar siguiendo al usuario”Fernado”</text:p>
          </table:table-cell>
          <table:table-cell table:style-name="Tabla1.C5" office:value-type="string">
            <text:p text:style-name="P13">Click en el botón “seguir usuario”</text:p>
          </table:table-cell>
          <table:table-cell table:style-name="Tabla1.C5" office:value-type="string">
            <text:p text:style-name="P13">Ver cartel <text:s/>“Comenzaste a seguir al usuario”. Ver los mensajes publicados del usuario seguido en el tablón de anuncios.</text:p>
          </table:table-cell>
        </table:table-row>
        <table:table-row table:style-name="Tabla1.2">
          <table:table-cell table:style-name="Tabla1.A5" office:value-type="string">
            <text:p text:style-name="P5">5,5</text:p>
          </table:table-cell>
          <table:table-cell table:style-name="Tabla1.B5" office:value-type="string">
            <text:p text:style-name="P6">Dejar de seguir usaurio</text:p>
          </table:table-cell>
          <table:table-cell table:style-name="Tabla1.C5" office:value-type="string">
            <text:p text:style-name="P14">Haber ejecutado 5,2 y 5.3 correctamente </text:p>
          </table:table-cell>
          <table:table-cell table:style-name="Tabla1.C5" office:value-type="string">
            <text:p text:style-name="P14">Click en el boton dejar de seguir Usuario</text:p>
          </table:table-cell>
          <table:table-cell table:style-name="Tabla1.C5" office:value-type="string">
            <text:p text:style-name="P13">Ver cartel <text:s/>“<text:span text:style-name="T1">Dejaste de <text:s/></text:span>seguir al usuario”. <text:s/><text:span text:style-name="T1">Deja de v</text:span>er los mensajes publicados del usuario seguido en el tablón de anuncios.</text:p>
          </table:table-cell>
        </table:table-row>
      </table:table>
      <text:p text:style-name="P1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ListLabel_20_19" style:display-name="ListLabel 19" style:family="text">
      <style:text-properties style:font-name-asian="Times New Roman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13:51:41.263001248</meta:creation-date>
    <dc:date>2024-06-09T14:26:41.106524683</dc:date>
    <meta:editing-duration>PT3M31S</meta:editing-duration>
    <meta:editing-cycles>1</meta:editing-cycles>
    <meta:document-statistic meta:table-count="1" meta:image-count="0" meta:object-count="0" meta:page-count="2" meta:paragraph-count="40" meta:word-count="246" meta:character-count="1443" meta:non-whitespace-character-count="1232"/>
    <meta:generator>LibreOffice/7.3.7.2$Linux_X86_64 LibreOffice_project/30$Build-2</meta:generator>
  </office:meta>
</office:document-meta>
</file>